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7.099cm" svg:height="9.828cm" svg:x="9.527cm" svg:y="1.699cm">
            <draw:object draw:notify-on-update-of-ranges="Tabelle1.A6:Tabelle1.A11 Tabelle1.B5:Tabelle1.B5 Tabelle1.B6:Tabelle1.B11 Tabelle1.C5:Tabelle1.C5 Tabelle1.C6:Tabelle1.C11 Tabelle1.D5:Tabelle1.D5 Tabelle1.D6:Tabelle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099cm" svg:height="9.828cm" svg:x="9.527cm" svg:y="13.015cm">
            <draw:object draw:notify-on-update-of-ranges="Tabelle1.A30:Tabelle1.A30 Tabelle1.A31:Tabelle1.A38 Tabelle1.B30:Tabelle1.B30 Tabelle1.B31:Tabelle1.B38 Tabelle1.C30:Tabelle1.C30 Tabelle1.C31:Tabelle1.C38 Tabelle1.D30:Tabelle1.D30 Tabelle1.D31:Tabelle1.D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099cm" svg:height="9.828cm" svg:x="9.275cm" svg:y="23.932cm">
            <draw:object draw:notify-on-update-of-ranges="Tabelle1.A55:Tabelle1.A55 Tabelle1.A56:Tabelle1.A59 Tabelle1.B55:Tabelle1.B55 Tabelle1.B56:Tabelle1.B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mage size</text:p>
          </table:table-cell>
          <table:table-cell office:value-type="string" calcext:value-type="string">
            <text:p>64x64, 16bit</text:p>
          </table:table-cell>
          <table:table-cell/>
          <table:table-cell office:value-type="string" calcext:value-type="string">
            <text:p>tinytiff</text:p>
          </table:table-cell>
          <table:table-cell office:value-type="string" calcext:value-type="string">
            <text:p>3.0.0.0 (2020-10-11 10:31:51, Git: 4eaa173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btiff</text:p>
          </table:table-cell>
          <table:table-cell table:style-name="ce2" office:value-type="string" calcext:value-type="string">
            <text:p>3.8.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time/fram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number of frames</text:p>
          </table:table-cell>
          <table:table-cell table:style-name="ce1" office:value-type="string" calcext:value-type="string">
            <text:p>Libtiff 3.8.2</text:p>
          </table:table-cell>
          <table:table-cell table:style-name="ce1" office:value-type="string" calcext:value-type="string">
            <text:p>raw</text:p>
          </table:table-cell>
          <table:table-cell table:style-name="ce1" office:value-type="string" calcext:value-type="string">
            <text:p>Tinytiff 3.0.0.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8" calcext:value-type="float">
            <text:p>0,078</text:p>
          </table:table-cell>
          <table:table-cell office:value-type="float" office:value="0.059" calcext:value-type="float">
            <text:p>0,059</text:p>
          </table:table-cell>
          <table:table-cell office:value-type="float" office:value="0.044" calcext:value-type="float">
            <text:p>0,04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02" calcext:value-type="float">
            <text:p>0,202</text:p>
          </table:table-cell>
          <table:table-cell office:value-type="float" office:value="0.032" calcext:value-type="float">
            <text:p>0,032</text:p>
          </table:table-cell>
          <table:table-cell office:value-type="float" office:value="0.016" calcext:value-type="float">
            <text:p>0,01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56" calcext:value-type="float">
            <text:p>1,956</text:p>
          </table:table-cell>
          <table:table-cell office:value-type="float" office:value="0.029" calcext:value-type="float">
            <text:p>0,029</text:p>
          </table:table-cell>
          <table:table-cell office:value-type="float" office:value="0.041" calcext:value-type="float">
            <text:p>0,041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694" calcext:value-type="float">
            <text:p>19,694</text:p>
          </table:table-cell>
          <table:table-cell office:value-type="float" office:value="0.048" calcext:value-type="float">
            <text:p>0,048</text:p>
          </table:table-cell>
          <table:table-cell office:value-type="float" office:value="0.073" calcext:value-type="float">
            <text:p>0,073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5.815" calcext:value-type="float">
            <text:p>205,815</text:p>
          </table:table-cell>
          <table:table-cell office:value-type="float" office:value="0.082" calcext:value-type="float">
            <text:p>0,082</text:p>
          </table:table-cell>
          <table:table-cell office:value-type="float" office:value="0.085" calcext:value-type="float">
            <text:p>0,085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/>
          <table:table-cell office:value-type="float" office:value="0.078" calcext:value-type="float">
            <text:p>0,078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 table:number-rows-repeated="17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time/fram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number of frames</text:p>
          </table:table-cell>
          <table:table-cell table:style-name="ce1" office:value-type="string" calcext:value-type="string">
            <text:p>Libtiff 3.8.2</text:p>
          </table:table-cell>
          <table:table-cell table:style-name="ce1" office:value-type="string" calcext:value-type="string">
            <text:p>raw</text:p>
          </table:table-cell>
          <table:table-cell table:style-name="ce1" office:value-type="string" calcext:value-type="string">
            <text:p>Tinytiff 3.0.0.0</text:p>
          </table:table-cell>
          <table:table-cell/>
        </table:table-row>
        <table:table-row table:style-name="ro1">
          <table:table-cell office:value-type="string" calcext:value-type="string">
            <text:p>32x32</text:p>
          </table:table-cell>
          <table:table-cell office:value-type="float" office:value="18.368" calcext:value-type="float">
            <text:p>18,368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5" calcext:value-type="float">
            <text:p>0,005</text:p>
          </table:table-cell>
          <table:table-cell/>
        </table:table-row>
        <table:table-row table:style-name="ro1">
          <table:table-cell office:value-type="string" calcext:value-type="string">
            <text:p>64x64</text:p>
          </table:table-cell>
          <table:table-cell office:value-type="float" office:value="19.887" calcext:value-type="float">
            <text:p>19,887</text:p>
          </table:table-cell>
          <table:table-cell office:value-type="float" office:value="0.029" calcext:value-type="float">
            <text:p>0,029</text:p>
          </table:table-cell>
          <table:table-cell office:value-type="float" office:value="0.013" calcext:value-type="float">
            <text:p>0,013</text:p>
          </table:table-cell>
          <table:table-cell/>
        </table:table-row>
        <table:table-row table:style-name="ro1">
          <table:table-cell office:value-type="string" calcext:value-type="string">
            <text:p>128x128</text:p>
          </table:table-cell>
          <table:table-cell office:value-type="float" office:value="21.26" calcext:value-type="float">
            <text:p>21,26</text:p>
          </table:table-cell>
          <table:table-cell office:value-type="float" office:value="0.119" calcext:value-type="float">
            <text:p>0,119</text:p>
          </table:table-cell>
          <table:table-cell office:value-type="float" office:value="0.022" calcext:value-type="float">
            <text:p>0,022</text:p>
          </table:table-cell>
          <table:table-cell/>
        </table:table-row>
        <table:table-row table:style-name="ro1">
          <table:table-cell office:value-type="string" calcext:value-type="string">
            <text:p>256x256</text:p>
          </table:table-cell>
          <table:table-cell office:value-type="float" office:value="13.297" calcext:value-type="float">
            <text:p>13,297</text:p>
          </table:table-cell>
          <table:table-cell office:value-type="float" office:value="0.993" calcext:value-type="float">
            <text:p>0,993</text:p>
          </table:table-cell>
          <table:table-cell office:value-type="float" office:value="0.046" calcext:value-type="float">
            <text:p>0,046</text:p>
          </table:table-cell>
          <table:table-cell/>
        </table:table-row>
        <table:table-row table:style-name="ro1">
          <table:table-cell office:value-type="string" calcext:value-type="string">
            <text:p>512x512</text:p>
          </table:table-cell>
          <table:table-cell office:value-type="float" office:value="3.635" calcext:value-type="float">
            <text:p>3,635</text:p>
          </table:table-cell>
          <table:table-cell office:value-type="float" office:value="5.613" calcext:value-type="float">
            <text:p>5,613</text:p>
          </table:table-cell>
          <table:table-cell office:value-type="float" office:value="3.422" calcext:value-type="float">
            <text:p>3,422</text:p>
          </table:table-cell>
          <table:table-cell/>
        </table:table-row>
        <table:table-row table:style-name="ro1">
          <table:table-cell office:value-type="string" calcext:value-type="string">
            <text:p>1024x1024</text:p>
          </table:table-cell>
          <table:table-cell office:value-type="float" office:value="4.212" calcext:value-type="float">
            <text:p>4,212</text:p>
          </table:table-cell>
          <table:table-cell office:value-type="float" office:value="22.751" calcext:value-type="float">
            <text:p>22,751</text:p>
          </table:table-cell>
          <table:table-cell office:value-type="float" office:value="22.284" calcext:value-type="float">
            <text:p>22,284</text:p>
          </table:table-cell>
          <table:table-cell/>
        </table:table-row>
        <table:table-row table:style-name="ro1">
          <table:table-cell office:value-type="string" calcext:value-type="string">
            <text:p>2048x2048</text:p>
          </table:table-cell>
          <table:table-cell office:value-type="float" office:value="85.087" calcext:value-type="float">
            <text:p>85,087</text:p>
          </table:table-cell>
          <table:table-cell office:value-type="float" office:value="90.328" calcext:value-type="float">
            <text:p>90,328</text:p>
          </table:table-cell>
          <table:table-cell office:value-type="float" office:value="88.431" calcext:value-type="float">
            <text:p>88,431</text:p>
          </table:table-cell>
          <table:table-cell/>
        </table:table-row>
        <table:table-row table:style-name="ro1">
          <table:table-cell office:value-type="string" calcext:value-type="string">
            <text:p>4096x4096</text:p>
          </table:table-cell>
          <table:table-cell office:value-type="float" office:value="356.597" calcext:value-type="float">
            <text:p>356,597</text:p>
          </table:table-cell>
          <table:table-cell office:value-type="float" office:value="358.936" calcext:value-type="float">
            <text:p>358,936</text:p>
          </table:table-cell>
          <table:table-cell office:value-type="float" office:value="485.249" calcext:value-type="float">
            <text:p>485,249</text:p>
          </table:table-cell>
          <table:table-cell/>
        </table:table-row>
        <table:table-row table:style-name="ro1" table:number-rows-repeated="14">
          <table:table-cell table:number-columns-repeated="5"/>
        </table:table-row>
        <table:table-row table:style-name="ro1">
          <table:table-cell office:value-type="string" calcext:value-type="string">
            <text:p>500x432pix/8bit/3ch/100frames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time/frame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inytiff 3.0.0.0</text:p>
            <text:p>500x432pix/8bit/3ch/100frames 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HUNKY_FROM_CHUNKY</text:p>
          </table:table-cell>
          <table:table-cell office:value-type="float" office:value="0.207" calcext:value-type="float">
            <text:p>0,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_FROM_PLANAR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_FROM_CHUNKY</text:p>
          </table:table-cell>
          <table:table-cell office:value-type="float" office:value="0.987" calcext:value-type="float">
            <text:p>0,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NKY_FROM_PLANAR</text:p>
          </table:table-cell>
          <table:table-cell office:value-type="float" office:value="0.914" calcext:value-type="float">
            <text:p>0,91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2T09:24:08.856000000</meta:creation-date>
    <dc:date>2020-10-12T09:49:37.477000000</dc:date>
    <meta:editing-duration>PT25M26S</meta:editing-duration>
    <meta:editing-cycles>5</meta:editing-cycles>
    <meta:generator>LibreOffice/6.4.2.2$Windows_X86_64 LibreOffice_project/4e471d8c02c9c90f512f7f9ead8875b57fcb1ec3</meta:generator>
    <meta:document-statistic meta:table-count="1" meta:cell-count="83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cm" svg:height="9.829cm" xlink:href=".." xlink:type="simple" chart:class="chart:bar" chart:style-name="ch1">
        <chart:legend chart:legend-position="end" svg:x="13.637cm" svg:y="4.037cm" style:legend-expansion="high" chart:style-name="ch2"/>
        <chart:plot-area chart:style-name="ch3" table:cell-range-address="Tabelle1.A5:Tabelle1.D11" chart:data-source-has-labels="both" svg:x="1.497cm" svg:y="0.196cm" svg:width="11.798cm" svg:height="8.312cm">
          <chartooo:coordinate-region svg:x="2.489cm" svg:y="0.396cm" svg:width="10.806cm" svg:height="7.465cm"/>
          <chart:axis chart:dimension="x" chart:name="primary-x" chart:style-name="ch4" chartooo:axis-type="auto">
            <chartooo:date-scale/>
            <chart:title svg:x="5.693cm" svg:y="8.704cm" chart:style-name="ch5">
              <text:p>number of frames</text:p>
            </chart:title>
            <chart:categories table:cell-range-address="Tabelle1.A6:Tabelle1.A11"/>
          </chart:axis>
          <chart:axis chart:dimension="y" chart:name="primary-y" chart:style-name="ch6">
            <chart:title svg:x="0.49cm" svg:y="5.939cm" chart:style-name="ch7">
              <text:p>time/frame[ms]</text:p>
            </chart:title>
            <chart:grid chart:style-name="ch8" chart:class="major"/>
          </chart:axis>
          <chart:series chart:style-name="ch9" chart:values-cell-range-address="Tabelle1.B6:Tabelle1.B11" chart:label-cell-address="Tabelle1.B5:Tabelle1.B5" chart:class="chart:bar">
            <chart:data-point chart:repeated="6"/>
          </chart:series>
          <chart:series chart:style-name="ch10" chart:values-cell-range-address="Tabelle1.C6:Tabelle1.C11" chart:label-cell-address="Tabelle1.C5:Tabelle1.C5" chart:class="chart:bar">
            <chart:data-point chart:repeated="6"/>
          </chart:series>
          <chart:series chart:style-name="ch11" chart:values-cell-range-address="Tabelle1.D6:Tabelle1.D11" chart:label-cell-address="Tabelle1.D5:Tabelle1.D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btiff 3.8.2</text:p>
                <draw:g>
                  <svg:desc>Tabelle1.B5:Tabelle1.B5</svg:desc>
                </draw:g>
              </table:table-cell>
              <table:table-cell office:value-type="string">
                <text:p>raw</text:p>
                <draw:g>
                  <svg:desc>Tabelle1.C5:Tabelle1.C5</svg:desc>
                </draw:g>
              </table:table-cell>
              <table:table-cell office:value-type="string">
                <text:p>Tinytiff 3.0.0.0</text:p>
                <draw:g>
                  <svg:desc>Tabelle1.D5:Tabelle1.D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Tabelle1.A6:Tabelle1.A11</svg:desc>
                </draw:g>
              </table:table-cell>
              <table:table-cell office:value-type="float" office:value="0.078">
                <text:p>0.078</text:p>
                <draw:g>
                  <svg:desc>Tabelle1.B6:Tabelle1.B11</svg:desc>
                </draw:g>
              </table:table-cell>
              <table:table-cell office:value-type="float" office:value="0.059">
                <text:p>0.059</text:p>
                <draw:g>
                  <svg:desc>Tabelle1.C6:Tabelle1.C11</svg:desc>
                </draw:g>
              </table:table-cell>
              <table:table-cell office:value-type="float" office:value="0.044">
                <text:p>0.044</text:p>
                <draw:g>
                  <svg:desc>Tabelle1.D6:Tabelle1.D1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02">
                <text:p>0.202</text:p>
              </table:table-cell>
              <table:table-cell office:value-type="float" office:value="0.032">
                <text:p>0.03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956">
                <text:p>1.956</text:p>
              </table:table-cell>
              <table:table-cell office:value-type="float" office:value="0.029">
                <text:p>0.029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.694">
                <text:p>19.694</text:p>
              </table:table-cell>
              <table:table-cell office:value-type="float" office:value="0.048">
                <text:p>0.048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05.815">
                <text:p>205.815</text:p>
              </table:table-cell>
              <table:table-cell office:value-type="float" office:value="0.082">
                <text:p>0.082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0.078">
                <text:p>0.078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cm" svg:height="9.829cm" xlink:href=".." xlink:type="simple" chart:class="chart:bar" chart:style-name="ch1">
        <chart:legend chart:legend-position="end" svg:x="13.637cm" svg:y="4.037cm" style:legend-expansion="high" chart:style-name="ch2"/>
        <chart:plot-area chart:style-name="ch3" table:cell-range-address="Tabelle1.A30:Tabelle1.D38" chart:data-source-has-labels="both" svg:x="1.497cm" svg:y="0.196cm" svg:width="11.798cm" svg:height="8.312cm">
          <chartooo:coordinate-region svg:x="2.595cm" svg:y="0.196cm" svg:width="10.7cm" svg:height="6.403cm"/>
          <chart:axis chart:dimension="x" chart:name="primary-x" chart:style-name="ch4" chartooo:axis-type="auto">
            <chartooo:date-scale/>
            <chart:title svg:x="5.693cm" svg:y="8.704cm" chart:style-name="ch5">
              <text:p>number of frames</text:p>
            </chart:title>
            <chart:categories table:cell-range-address="Tabelle1.A31:Tabelle1.A38"/>
          </chart:axis>
          <chart:axis chart:dimension="y" chart:name="primary-y" chart:style-name="ch6">
            <chart:title svg:x="0.49cm" svg:y="5.939cm" chart:style-name="ch7">
              <text:p>time/frame[ms]</text:p>
            </chart:title>
            <chart:grid chart:style-name="ch8" chart:class="major"/>
          </chart:axis>
          <chart:series chart:style-name="ch9" chart:values-cell-range-address="Tabelle1.B31:Tabelle1.B38" chart:label-cell-address="Tabelle1.B30:Tabelle1.B30" chart:class="chart:bar">
            <chart:data-point chart:repeated="8"/>
          </chart:series>
          <chart:series chart:style-name="ch10" chart:values-cell-range-address="Tabelle1.C31:Tabelle1.C38" chart:label-cell-address="Tabelle1.C30:Tabelle1.C30" chart:class="chart:bar">
            <chart:data-point chart:repeated="8"/>
          </chart:series>
          <chart:series chart:style-name="ch11" chart:values-cell-range-address="Tabelle1.D31:Tabelle1.D38" chart:label-cell-address="Tabelle1.D30:Tabelle1.D30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btiff 3.8.2</text:p>
                <draw:g>
                  <svg:desc>Tabelle1.B30:Tabelle1.B30</svg:desc>
                </draw:g>
              </table:table-cell>
              <table:table-cell office:value-type="string">
                <text:p>raw</text:p>
                <draw:g>
                  <svg:desc>Tabelle1.C30:Tabelle1.C30</svg:desc>
                </draw:g>
              </table:table-cell>
              <table:table-cell office:value-type="string">
                <text:p>Tinytiff 3.0.0.0</text:p>
                <draw:g>
                  <svg:desc>Tabelle1.D30:Tabelle1.D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x32</text:p>
                <draw:g>
                  <svg:desc>Tabelle1.A31:Tabelle1.A38</svg:desc>
                </draw:g>
              </table:table-cell>
              <table:table-cell office:value-type="float" office:value="18.368">
                <text:p>18.368</text:p>
                <draw:g>
                  <svg:desc>Tabelle1.B31:Tabelle1.B38</svg:desc>
                </draw:g>
              </table:table-cell>
              <table:table-cell office:value-type="float" office:value="0.008">
                <text:p>0.008</text:p>
                <draw:g>
                  <svg:desc>Tabelle1.C31:Tabelle1.C38</svg:desc>
                </draw:g>
              </table:table-cell>
              <table:table-cell office:value-type="float" office:value="0.005">
                <text:p>0.005</text:p>
                <draw:g>
                  <svg:desc>Tabelle1.D31:Tabelle1.D38</svg:desc>
                </draw:g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19.887">
                <text:p>19.887</text:p>
              </table:table-cell>
              <table:table-cell office:value-type="float" office:value="0.029">
                <text:p>0.02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21.26">
                <text:p>21.26</text:p>
              </table:table-cell>
              <table:table-cell office:value-type="float" office:value="0.119">
                <text:p>0.119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13.297">
                <text:p>13.297</text:p>
              </table:table-cell>
              <table:table-cell office:value-type="float" office:value="0.993">
                <text:p>0.993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3.635">
                <text:p>3.635</text:p>
              </table:table-cell>
              <table:table-cell office:value-type="float" office:value="5.613">
                <text:p>5.613</text:p>
              </table:table-cell>
              <table:table-cell office:value-type="float" office:value="3.422">
                <text:p>3.422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4.212">
                <text:p>4.212</text:p>
              </table:table-cell>
              <table:table-cell office:value-type="float" office:value="22.751">
                <text:p>22.751</text:p>
              </table:table-cell>
              <table:table-cell office:value-type="float" office:value="22.284">
                <text:p>22.284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85.087">
                <text:p>85.087</text:p>
              </table:table-cell>
              <table:table-cell office:value-type="float" office:value="90.328">
                <text:p>90.328</text:p>
              </table:table-cell>
              <table:table-cell office:value-type="float" office:value="88.431">
                <text:p>88.431</text:p>
              </table:table-cell>
            </table:table-row>
            <table:table-row>
              <table:table-cell office:value-type="string">
                <text:p>4096x4096</text:p>
              </table:table-cell>
              <table:table-cell office:value-type="float" office:value="356.597">
                <text:p>356.597</text:p>
              </table:table-cell>
              <table:table-cell office:value-type="float" office:value="358.936">
                <text:p>358.936</text:p>
              </table:table-cell>
              <table:table-cell office:value-type="float" office:value="485.249">
                <text:p>485.2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cm" svg:height="9.829cm" xlink:href=".." xlink:type="simple" chart:class="chart:bar" chart:style-name="ch1">
        <chart:legend chart:legend-position="end" svg:x="12.367cm" svg:y="4.138cm" style:legend-expansion="high" chart:style-name="ch2"/>
        <chart:plot-area chart:style-name="ch3" table:cell-range-address="Tabelle1.A55:Tabelle1.B59" chart:data-source-has-labels="both" svg:x="1.497cm" svg:y="0.196cm" svg:width="10.528cm" svg:height="9.437cm">
          <chartooo:coordinate-region svg:x="3.624cm" svg:y="0.196cm" svg:width="8.401cm" svg:height="5.713cm"/>
          <chart:axis chart:dimension="x" chart:name="primary-x" chart:style-name="ch4" chartooo:axis-type="auto">
            <chartooo:date-scale/>
            <chart:categories table:cell-range-address="Tabelle1.A56:Tabelle1.A59"/>
          </chart:axis>
          <chart:axis chart:dimension="y" chart:name="primary-y" chart:style-name="ch5">
            <chart:title svg:x="0.627cm" svg:y="4.507cm" chart:style-name="ch6">
              <text:p>time/frame[ms]</text:p>
            </chart:title>
            <chart:grid chart:style-name="ch7" chart:class="major"/>
          </chart:axis>
          <chart:series chart:style-name="ch8" chart:values-cell-range-address="Tabelle1.B56:Tabelle1.B59" chart:label-cell-address="Tabelle1.B55:Tabelle1.B5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nytiff 3.0.0.0
500x432pix/8bit/3ch/100frames </text:p>
                <draw:g>
                  <svg:desc>Tabelle1.B55:Tabelle1.B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UNKY_FROM_CHUNKY</text:p>
                <draw:g>
                  <svg:desc>Tabelle1.A56:Tabelle1.A59</svg:desc>
                </draw:g>
              </table:table-cell>
              <table:table-cell office:value-type="float" office:value="0.207">
                <text:p>0.207</text:p>
                <draw:g>
                  <svg:desc>Tabelle1.B56:Tabelle1.B59</svg:desc>
                </draw:g>
              </table:table-cell>
            </table:table-row>
            <table:table-row>
              <table:table-cell office:value-type="string">
                <text:p>PLANAR_FROM_PLANAR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PLANAR_FROM_CHUNKY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CHUNKY_FROM_PLANAR</text:p>
              </table:table-cell>
              <table:table-cell office:value-type="float" office:value="0.914">
                <text:p>0.9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